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family-generic="swiss" style:font-pitch="variable"/>
    <style:font-face style:name="PT Astra Sans1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2b2b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9999" draw:textarea-horizontal-align="justify" draw:textarea-vertical-align="middle" draw:auto-grow-height="false" fo:min-height="0.882cm" fo:min-width="1.904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stroke="dash" draw:stroke-dash="Long_20_Dash_20__28_Rounded_29_" svg:stroke-color="#000000" draw:marker-end="Arrowheads_20_2" draw:marker-end-width="0.3cm" svg:stroke-linecap="roun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5" style:family="graphic" style:parent-style-name="standard">
      <style:graphic-properties draw:stroke="dash" draw:stroke-dash="Long_20_Dash_20__28_Rounded_29_" svg:stroke-color="#000000" svg:stroke-linecap="round" draw:fill="none" draw:fill-color="#ffffff" draw:auto-grow-height="true" draw:auto-grow-width="false" fo:max-height="0cm" fo:min-height="0.55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99999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xml:id="id4" draw:id="id4" draw:layer="layout" svg:width="3.4cm" svg:height="1.6cm" svg:x="5cm" svg:y="9.6cm">
          <text:p text:style-name="P1">CallBack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4cm" svg:height="1.6cm" svg:x="5cm" svg:y="5.6cm">
          <text:p text:style-name="P1">Main</text:p>
          <text:p text:style-name="P1">async_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4cm" svg:height="1.6cm" svg:x="16cm" svg:y="6.6cm">
          <text:p text:style-name="P1">thread_2</text:p>
          <text:p text:style-name="P1">socket_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4cm" svg:height="1.6cm" svg:x="16cm" svg:y="11cm">
          <text:p text:style-name="P1">accept_CallBack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4cm" svg:height="1.6cm" svg:x="16.2cm" svg:y="14.6cm">
          <text:p text:style-name="P1">recv_CallBack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4cm" svg:height="1.6cm" svg:x="22.6cm" svg:y="15cm">
          <text:p text:style-name="P1">write_CallBack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9.102cm" svg:y1="15.966cm" svg:x2="24.3cm" svg:y2="16.6cm" draw:start-shape="id1" draw:start-glue-point="9" draw:end-shape="id2" draw:end-glue-point="8" svg:d="M19102 15966c0 1704 5198 1387 5198 634" svg:viewBox="0 0 5199 1243">
          <text:p/>
        </draw:connector>
        <draw:connector draw:style-name="gr2" draw:text-style-name="P3" draw:layer="layout" draw:type="curve" svg:x1="24.3cm" svg:y1="15cm" svg:x2="19.102cm" svg:y2="14.834cm" draw:start-shape="id2" draw:start-glue-point="4" draw:end-shape="id1" draw:end-glue-point="11" svg:d="M24300 15000c0-1351-5198-1268-5198-166" svg:viewBox="0 0 5199 1004">
          <text:p/>
        </draw:connector>
        <draw:connector draw:style-name="gr2" draw:text-style-name="P3" draw:layer="layout" draw:type="curve" svg:x1="6.7cm" svg:y1="7.2cm" svg:x2="6.7cm" svg:y2="9.6cm" draw:start-shape="id3" draw:start-glue-point="8" draw:end-shape="id4" draw:end-glue-point="4" svg:d="M6700 7200v2400" svg:viewBox="0 0 1 2401">
          <text:p/>
        </draw:connector>
        <draw:connector draw:style-name="gr2" draw:text-style-name="P3" draw:layer="layout" draw:type="curve" svg:x1="17.7cm" svg:y1="8.2cm" svg:x2="17.7cm" svg:y2="11cm" draw:start-shape="id5" draw:start-glue-point="8" draw:end-shape="id6" draw:end-glue-point="4" svg:d="M17700 8200v2800" svg:viewBox="0 0 1 2801">
          <text:p/>
        </draw:connector>
        <draw:connector draw:style-name="gr2" draw:text-style-name="P3" draw:layer="layout" draw:type="curve" svg:x1="17.7cm" svg:y1="12.6cm" svg:x2="17.9cm" svg:y2="14.6cm" draw:start-shape="id6" draw:start-glue-point="8" draw:end-shape="id1" draw:end-glue-point="4" svg:d="M17700 12600c0 1501 200 502 200 2000" svg:viewBox="0 0 201 2001">
          <text:p/>
        </draw:connector>
        <draw:connector draw:style-name="gr3" draw:text-style-name="P3" draw:layer="layout" draw:type="curve" svg:x1="16.2cm" svg:y1="15.4cm" svg:x2="8.4cm" svg:y2="10.4cm" draw:start-shape="id1" draw:start-glue-point="6" draw:end-shape="id4" draw:end-glue-point="10" svg:d="M16200 15400c-5848 0-1949-5000-7800-5000" svg:viewBox="0 0 7801 5001">
          <text:p/>
        </draw:connector>
        <draw:connector draw:style-name="gr3" draw:text-style-name="P3" draw:layer="layout" draw:type="curve" svg:x1="6.7cm" svg:y1="11.2cm" svg:x2="16.698cm" svg:y2="15.966cm" draw:start-shape="id4" draw:start-glue-point="8" draw:end-shape="id1" draw:end-glue-point="7" svg:d="M6700 11200c0 8253 9998 5870 9998 4766" svg:viewBox="0 0 9999 5953">
          <text:p/>
        </draw:connector>
        <draw:frame draw:style-name="gr4" draw:text-style-name="P4" draw:layer="layout" svg:width="2cm" svg:height="0.683cm" svg:x="6cm" svg:y="3.917cm">
          <draw:text-box>
            <text:p>Test_2.c</text:p>
          </draw:text-box>
        </draw:frame>
        <draw:frame draw:style-name="gr4" draw:text-style-name="P4" draw:layer="layout" svg:width="3.4cm" svg:height="0.683cm" svg:x="16cm" svg:y="3.918cm">
          <draw:text-box>
            <text:p>Test_2.Thread.c</text:p>
          </draw:text-box>
        </draw:frame>
        <draw:frame draw:style-name="gr5" draw:text-style-name="P4" draw:layer="layout" svg:width="3.8cm" svg:height="0.8cm" svg:x="8.7cm" svg:y="14.4cm">
          <draw:text-box>
            <text:p>pthread_mutex...</text:p>
          </draw:text-box>
        </draw:frame>
        <draw:connector draw:style-name="gr2" draw:text-style-name="P3" draw:layer="layout" draw:type="curve" svg:x1="8.4cm" svg:y1="6.4cm" svg:x2="16cm" svg:y2="7.4cm" draw:start-shape="id3" draw:start-glue-point="10" draw:end-shape="id5" draw:end-glue-point="6" svg:d="M8400 6400c5701 0 1902 1000 7600 1000" svg:viewBox="0 0 7601 1001">
          <text:p/>
        </draw:connecto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family-generic="swiss" style:font-pitch="variable"/>
    <style:font-face style:name="PT Astra Sans1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0000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font-name="PT Astra Sans1" fo:font-family="'PT Astra Sans'" style:font-style-name="Обычный" style:font-family-generic="swiss" style:font-pitch="variable"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38.5999984741211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svg:stroke-color="#3465a4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53.0999984741211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Обычный" style:page-layout-name="PM1" draw:style-name="Mdp1">
      <draw:frame presentation:style-name="Обычный-title" draw:layer="backgroundobjects" svg:width="24.929cm" svg:height="3.172cm" svg:x="2.385cm" svg:y="1.757cm" presentation:class="title" presentation:placeholder="true">
        <draw:text-box/>
      </draw:frame>
      <draw:frame presentation:style-name="Обычный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2T18:35:08.100705503</meta:creation-date>
    <meta:editing-duration>P1DT6H8M54S</meta:editing-duration>
    <meta:editing-cycles>304</meta:editing-cycles>
    <meta:generator>LibreOffice/7.3.3.2$Linux_X86_64 LibreOffice_project/d1d0ea68f081ee2800a922cac8f79445e4603348</meta:generator>
    <dc:date>2022-07-15T00:16:12.517984479</dc:date>
    <meta:document-statistic meta:object-count="40"/>
  </office:meta>
</office:document-meta>
</file>